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sans-serif" fo:font-size="13pt" style:font-size-asian="13pt" style:font-size-complex="13pt"/>
    </style:style>
    <style:style style:name="P3" style:family="paragraph" style:parent-style-name="Standard">
      <style:text-properties style:font-name="sans-serif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line-height="100%"/>
      <style:text-properties style:font-name="sans-serif"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line-height="100%"/>
      <style:text-properties style:font-name="sans-serif"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line-height="100%"/>
      <style:text-properties style:font-name="sans-serif" fo:font-size="13pt"/>
    </style:style>
    <style:style style:name="P7" style:family="paragraph" style:parent-style-name="Standard">
      <style:text-properties style:font-name="sans-serif" fo:font-size="29.25pt"/>
    </style:style>
    <style:style style:name="P8" style:family="paragraph" style:parent-style-name="Standard">
      <style:text-properties style:font-name="sans-serif" fo:font-size="26.25pt"/>
    </style:style>
    <style:style style:name="P9" style:family="paragraph" style:parent-style-name="Standard">
      <style:text-properties style:font-name="sans-serif" fo:font-size="15pt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sans-serif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sans-serif" fo:font-size="16pt" officeooo:paragraph-rsid="002a580b"/>
    </style:style>
    <style:style style:name="P12" style:family="paragraph" style:parent-style-name="Standard">
      <style:text-properties style:font-name="sans-serif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text-properties fo:font-size="13pt" officeooo:paragraph-rsid="001cc070" style:font-size-asian="13pt" style:font-size-complex="13pt"/>
    </style:style>
    <style:style style:name="P15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6" style:family="paragraph" style:parent-style-name="Standard">
      <style:paragraph-properties fo:line-height="100%"/>
      <style:text-properties fo:font-size="13pt" fo:font-weight="normal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line-height="100%" fo:text-align="justify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8" style:family="paragraph" style:parent-style-name="Standard">
      <style:text-properties fo:font-size="13pt" officeooo:paragraph-rsid="001cc070"/>
    </style:style>
    <style:style style:name="P19" style:family="paragraph" style:parent-style-name="Standard">
      <style:text-properties fo:font-size="13pt" officeooo:paragraph-rsid="001f5767"/>
    </style:style>
    <style:style style:name="P20" style:family="paragraph" style:parent-style-name="Standard">
      <style:text-properties style:font-name="monospace" fo:font-size="13pt" style:font-size-asian="13pt" style:font-size-complex="13pt"/>
    </style:style>
    <style:style style:name="P21" style:family="paragraph" style:parent-style-name="Standard">
      <style:text-properties style:font-name="monospace" fo:font-size="13pt" officeooo:paragraph-rsid="001cc070" style:font-size-asian="13pt" style:font-size-complex="13pt"/>
    </style:style>
    <style:style style:name="P22" style:family="paragraph" style:parent-style-name="Standard">
      <style:text-properties style:font-name="monospace" fo:font-size="13pt" officeooo:paragraph-rsid="001fa1f2" style:font-size-asian="13pt" style:font-size-complex="13pt"/>
    </style:style>
    <style:style style:name="P23" style:family="paragraph" style:parent-style-name="Standard">
      <style:text-properties style:font-name="monospace" fo:font-size="13pt" officeooo:paragraph-rsid="0024fbe1" style:font-size-asian="13pt" style:font-size-complex="13pt"/>
    </style:style>
    <style:style style:name="P24" style:family="paragraph" style:parent-style-name="Standard">
      <style:text-properties style:font-name="monospace" fo:font-size="13pt" officeooo:paragraph-rsid="0026bb1e" style:font-size-asian="13pt" style:font-size-complex="13pt"/>
    </style:style>
    <style:style style:name="P25" style:family="paragraph" style:parent-style-name="Standard">
      <style:text-properties style:font-name="monospace" fo:font-size="14.25pt"/>
    </style:style>
    <style:style style:name="P26" style:family="paragraph" style:parent-style-name="Standard">
      <style:text-properties style:font-name="monospace" fo:font-size="14.25pt" officeooo:paragraph-rsid="001fa1f2"/>
    </style:style>
    <style:style style:name="P27" style:family="paragraph" style:parent-style-name="Standard">
      <style:text-properties fo:color="#ed1c24" style:font-name="monospace" fo:font-size="13pt" fo:font-weight="bold" style:font-size-asian="13pt" style:font-weight-asian="bold" style:font-size-complex="13pt" style:font-weight-complex="bold"/>
    </style:style>
    <style:style style:name="P28" style:family="paragraph" style:parent-style-name="Standard">
      <style:text-properties fo:color="#ed1c24" style:font-name="sans-serif" fo:font-size="13pt" fo:font-weight="bold" style:font-size-asian="13pt" style:font-weight-asian="bold" style:font-size-complex="13pt" style:font-weight-complex="bold"/>
    </style:style>
    <style:style style:name="P29" style:family="paragraph" style:parent-style-name="Standard">
      <style:text-properties fo:color="#ed1c24" style:font-name="sans-serif" fo:font-size="13pt" fo:font-weight="bold" officeooo:rsid="002a580b" officeooo:paragraph-rsid="002a580b" style:font-size-asian="13pt" style:font-weight-asian="bold" style:font-size-complex="13pt" style:font-weight-complex="bold"/>
    </style:style>
    <style:style style:name="P30" style:family="paragraph" style:parent-style-name="Standard">
      <style:text-properties fo:color="#ed1c24" fo:font-size="13pt" fo:font-weight="bold" style:font-size-asian="13pt" style:font-weight-asian="bold" style:font-size-complex="13pt" style:font-weight-complex="bold"/>
    </style:style>
    <style:style style:name="P31" style:family="paragraph" style:parent-style-name="Standard">
      <style:text-properties fo:font-size="14.25pt"/>
    </style:style>
    <style:style style:name="P32" style:family="paragraph" style:parent-style-name="Standard">
      <style:text-properties fo:font-size="16pt"/>
    </style:style>
    <style:style style:name="P3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4" style:family="paragraph" style:parent-style-name="Standard">
      <style:text-properties fo:font-size="16pt" fo:font-weight="bold" officeooo:paragraph-rsid="002a580b" style:font-size-asian="16pt" style:font-weight-asian="bold" style:font-size-complex="16pt" style:font-weight-complex="bold"/>
    </style:style>
    <style:style style:name="P35" style:family="paragraph" style:parent-style-name="Standard">
      <style:text-properties fo:font-size="16pt" style:font-size-asian="16pt" style:font-size-complex="16pt"/>
    </style:style>
    <style:style style:name="P36" style:family="paragraph" style:parent-style-name="Standard">
      <style:text-properties fo:color="#000000" fo:font-size="13pt" fo:font-weight="bold" style:font-size-asian="13pt" style:font-weight-asian="bold" style:font-size-complex="13pt" style:font-weight-complex="bold"/>
    </style:style>
    <style:style style:name="P37" style:family="paragraph" style:parent-style-name="Standard">
      <style:text-properties fo:color="#000000" style:font-name="sans-serif" fo:font-size="16pt" fo:font-weight="bold" officeooo:rsid="002a580b" officeooo:paragraph-rsid="002a580b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justify" style:justify-single-word="false"/>
      <style:text-properties fo:color="#1c1c1c" fo:font-size="16pt" fo:font-weight="bold" fo:background-color="#ffffff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1c1c1c" style:font-name="sans-serif" fo:font-size="13pt" fo:font-weight="normal" fo:background-color="#ffffff" style:font-size-asian="13pt" style:font-weight-asian="normal" style:font-size-complex="13pt" style:font-weight-complex="normal"/>
    </style:style>
    <style:style style:name="P40" style:family="paragraph" style:parent-style-name="Standard">
      <style:text-properties fo:color="#1c1c1c" fo:font-size="13pt" fo:font-weight="bold" fo:background-color="#ffffff" style:font-size-asian="13pt" style:font-weight-asian="bold" style:font-size-complex="13pt" style:font-weight-complex="bold"/>
    </style:style>
    <style:style style:name="P41" style:family="paragraph" style:parent-style-name="Standard">
      <style:text-properties fo:color="#1c1c1c" style:font-name="monospace" fo:font-size="14.25pt" fo:font-weight="bold" fo:background-color="#ffffff" style:font-size-asian="13pt" style:font-weight-asian="bold" style:font-size-complex="13pt" style:font-weight-complex="bold"/>
    </style:style>
    <style:style style:name="P42" style:family="paragraph" style:parent-style-name="Standard" style:list-style-name="L1"/>
    <style:style style:name="P43" style:family="paragraph" style:parent-style-name="Standard" style:list-style-name="L1">
      <style:text-properties style:font-name="sans-serif" fo:font-size="13pt" style:font-size-asian="13pt" style:font-size-complex="13pt"/>
    </style:style>
    <style:style style:name="P44" style:family="paragraph" style:parent-style-name="Standard">
      <style:text-properties style:font-name="sans-serif" fo:font-size="13pt" officeooo:paragraph-rsid="001cc070" style:font-size-asian="13pt" style:font-size-complex="13pt"/>
    </style:style>
    <style:style style:name="P45" style:family="paragraph" style:parent-style-name="Standard">
      <style:text-properties style:font-name="sans-serif" fo:font-size="13pt" officeooo:paragraph-rsid="001f5767" style:font-size-asian="13pt" style:font-size-complex="13pt"/>
    </style:style>
    <style:style style:name="P46" style:family="paragraph" style:parent-style-name="Standard">
      <style:text-properties style:font-name="sans-serif" fo:font-size="13pt" officeooo:paragraph-rsid="002221ad" style:font-size-asian="13pt" style:font-size-complex="13pt"/>
    </style:style>
    <style:style style:name="P47" style:family="paragraph" style:parent-style-name="Standard" style:list-style-name="L2">
      <style:text-properties style:font-name="sans-serif" fo:font-size="13pt" style:font-size-asian="13pt" style:font-size-complex="13pt"/>
    </style:style>
    <style:style style:name="P48" style:family="paragraph" style:parent-style-name="Standard" style:list-style-name="L3">
      <style:text-properties style:font-name="sans-serif" fo:font-size="13pt" style:font-size-asian="13pt" style:font-size-complex="13pt"/>
    </style:style>
    <style:style style:name="P49" style:family="paragraph" style:parent-style-name="Standard" style:list-style-name="L1">
      <style:paragraph-properties fo:line-height="100%"/>
      <style:text-properties style:font-name="sans-serif" fo:font-size="13pt" fo:font-weight="normal" style:font-size-asian="13pt" style:font-weight-asian="normal" style:font-size-complex="13pt" style:font-weight-complex="normal"/>
    </style:style>
    <style:style style:name="P50" style:family="paragraph" style:parent-style-name="Standard">
      <style:text-properties style:font-name="sans-serif" fo:font-size="14.25pt" officeooo:paragraph-rsid="001f5767" style:font-size-asian="13pt" style:font-size-complex="13pt"/>
    </style:style>
    <style:style style:name="P51" style:family="paragraph" style:parent-style-name="Standard">
      <style:text-properties fo:color="#ed1c24" style:font-name="sans-serif" fo:font-size="13pt" fo:font-weight="bold" style:font-size-asian="13pt" style:font-weight-asian="bold" style:font-size-complex="13pt" style:font-weight-complex="bold"/>
    </style:style>
    <style:style style:name="T1" style:family="text">
      <style:text-properties fo:color="#1c1c1c" fo:background-color="#ffffff" loext:char-shading-value="0"/>
    </style:style>
    <style:style style:name="T2" style:family="text">
      <style:text-properties fo:color="#1c1c1c" fo:font-weight="bold" fo:background-color="#ffffff" loext:char-shading-value="0" style:font-weight-asian="bold" style:font-weight-complex="bold"/>
    </style:style>
    <style:style style:name="T3" style:family="text">
      <style:text-properties fo:color="#1c1c1c" fo:font-size="16pt" fo:font-weight="bold" fo:background-color="#ffffff" loext:char-shading-value="0" style:font-size-asian="16pt" style:font-weight-asian="bold" style:font-size-complex="16pt" style:font-weight-complex="bold"/>
    </style:style>
    <style:style style:name="T4" style:family="text">
      <style:text-properties fo:color="#1c1c1c" style:font-name="sans-serif" fo:background-color="#ffffff" loext:char-shading-value="0"/>
    </style:style>
    <style:style style:name="T5" style:family="text">
      <style:text-properties fo:color="#1c1c1c" style:font-name="sans-serif" fo:font-size="13pt" fo:background-color="#ffffff" loext:char-shading-value="0" style:font-size-asian="13pt" style:font-size-complex="13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size-asian="13pt" style:font-weight-asian="bold" style:font-size-complex="13pt" style:font-weight-complex="bold"/>
    </style:style>
    <style:style style:name="T8" style:family="text">
      <style:text-properties fo:font-weight="bold" style:font-size-asian="16pt" style:font-weight-asian="bold" style:font-size-complex="16pt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style:font-name="sans-serif"/>
    </style:style>
    <style:style style:name="T11" style:family="text">
      <style:text-properties style:font-name="sans-serif" officeooo:rsid="001b4ef3"/>
    </style:style>
    <style:style style:name="T12" style:family="text">
      <style:text-properties style:font-name="sans-serif" officeooo:rsid="001cc070"/>
    </style:style>
    <style:style style:name="T13" style:family="text">
      <style:text-properties style:font-name="sans-serif" fo:font-size="29.25pt"/>
    </style:style>
    <style:style style:name="T14" style:family="text">
      <style:text-properties style:font-name="sans-serif" style:font-size-asian="13pt" style:font-size-complex="13pt"/>
    </style:style>
    <style:style style:name="T15" style:family="text">
      <style:text-properties style:font-name="sans-serif" officeooo:rsid="001db27e" style:font-size-asian="13pt" style:font-size-complex="13pt"/>
    </style:style>
    <style:style style:name="T16" style:family="text">
      <style:text-properties style:font-name="sans-serif" officeooo:rsid="00210207" style:font-size-asian="13pt" style:font-size-complex="13pt"/>
    </style:style>
    <style:style style:name="T17" style:family="text">
      <style:text-properties style:font-name="sans-serif" officeooo:rsid="001db27e"/>
    </style:style>
    <style:style style:name="T18" style:family="text">
      <style:text-properties style:font-name="sans-serif" fo:font-weight="bold" style:font-weight-asian="bold" style:font-weight-complex="bold"/>
    </style:style>
    <style:style style:name="T19" style:family="text">
      <style:text-properties style:font-name="sans-serif" fo:font-weight="bold" style:font-size-asian="13pt" style:font-weight-asian="bold" style:font-size-complex="13pt" style:font-weight-complex="bold"/>
    </style:style>
    <style:style style:name="T20" style:family="text">
      <style:text-properties style:font-name="sans-serif" fo:font-size="14.25pt"/>
    </style:style>
    <style:style style:name="T21" style:family="text">
      <style:text-properties style:font-name="sans-serif" fo:font-size="14.25pt" style:font-size-asian="13pt" style:font-size-complex="13pt"/>
    </style:style>
    <style:style style:name="T22" style:family="text">
      <style:text-properties style:font-name="sans-serif" fo:font-size="13pt" style:font-size-asian="13pt" style:font-size-complex="13pt"/>
    </style:style>
    <style:style style:name="T23" style:family="text">
      <style:text-properties style:font-name="sans-serif" fo:font-size="13pt" fo:font-weight="bold" style:font-size-asian="13pt" style:font-weight-asian="bold" style:font-size-complex="13pt" style:font-weight-complex="bold"/>
    </style:style>
    <style:style style:name="T24" style:family="text">
      <style:text-properties style:font-name="sans-serif" officeooo:rsid="00210207"/>
    </style:style>
    <style:style style:name="T25" style:family="text">
      <style:text-properties style:font-name="sans-serif" officeooo:rsid="0026bb1e"/>
    </style:style>
    <style:style style:name="T26" style:family="text">
      <style:text-properties officeooo:rsid="001b4ef3"/>
    </style:style>
    <style:style style:name="T27" style:family="text">
      <style:text-properties fo:font-size="13pt" style:font-size-asian="13pt" style:font-size-complex="13pt"/>
    </style:style>
    <style:style style:name="T28" style:family="text">
      <style:text-properties fo:font-size="13pt" fo:font-weight="bold" style:font-size-asian="13pt" style:font-weight-asian="bold" style:font-size-complex="13pt" style:font-weight-complex="bold"/>
    </style:style>
    <style:style style:name="T29" style:family="text">
      <style:text-properties style:font-size-asian="13pt" style:font-size-complex="13pt"/>
    </style:style>
    <style:style style:name="T30" style:family="text">
      <style:text-properties fo:color="#ed1c24" fo:font-weight="bold" style:font-weight-asian="bold" style:font-weight-complex="bold"/>
    </style:style>
    <style:style style:name="T31" style:family="text">
      <style:text-properties fo:color="#ed1c24" style:font-name="sans-serif" fo:font-size="13pt" fo:font-weight="bold" style:font-size-asian="13pt" style:font-weight-asian="bold" style:font-size-complex="13pt" style:font-weight-complex="bold"/>
    </style:style>
    <style:style style:name="T32" style:family="text">
      <style:text-properties fo:color="#ed1c24" fo:font-size="13pt" fo:font-weight="bold" style:font-size-asian="13pt" style:font-weight-asian="bold" style:font-size-complex="13pt" style:font-weight-complex="bold"/>
    </style:style>
    <style:style style:name="T33" style:family="text">
      <style:text-properties fo:color="#000000"/>
    </style:style>
    <style:style style:name="T34" style:family="text">
      <style:text-properties fo:color="#000000" style:font-name="sans-serif"/>
    </style:style>
    <style:style style:name="T35" style:family="text">
      <style:text-properties fo:color="#000000" style:font-name="sans-serif" fo:font-weight="bold" style:font-weight-asian="bold" style:font-weight-complex="bold"/>
    </style:style>
    <style:style style:name="T36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37" style:family="text">
      <style:text-properties fo:color="#000000" fo:font-weight="bold" officeooo:rsid="002a580b" style:font-size-asian="16pt" style:font-weight-asian="bold" style:font-size-complex="16pt" style:font-weight-complex="bold"/>
    </style:style>
    <style:style style:name="T38" style:family="text">
      <style:text-properties style:font-name="monospace"/>
    </style:style>
    <style:style style:name="T39" style:family="text">
      <style:text-properties style:font-name="monospace" officeooo:rsid="00210207"/>
    </style:style>
    <style:style style:name="T40" style:family="text">
      <style:text-properties officeooo:rsid="002221ad"/>
    </style:style>
    <style:style style:name="T41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github.com/Simplon-Java-Toulouse/programme-dev-java-tlse/wiki/%23-Semaine-5--%7C--Reprenons-depuis-le-début." text:style-name="Internet_20_link" text:visited-style-name="Visited_20_Internet_20_Link"><text:span text:style-name="T3">AIDE-MEMOIRE-JAVASCRIPT</text:span></text:a></text:p>
      <text:p text:style-name="P38"/>
      <text:p text:style-name="P38">Caractéristiques principales:</text:p>
      <text:p text:style-name="P39"/>
      <text:p text:style-name="P17"><text:span text:style-name="T4"><text:tab/>Le </text:span><text:span text:style-name="T10">Javascript est :</text:span></text:p>
      <text:p text:style-name="P16"></text:p>
      <text:p text:style-name="P5"><text:tab/><text:tab/>Un langage spécifique inclus dans du code HTML</text:p>
      <text:p text:style-name="P16"><text:span text:style-name="T10"><text:tab/><text:tab/>Exécuté chez le client</text:span></text:p>
      <text:p text:style-name="P16"><text:span text:style-name="T10"><text:tab/><text:tab/>Sans compilation a prior</text:span><text:span text:style-name="T11">i</text:span></text:p>
      <text:p text:style-name="P5"><text:tab/><text:tab/>Supporté par tous les navigateurs web (récents)</text:p>
      <text:p text:style-name="P4">S<text:span text:style-name="T26">yntaxe</text:span>:</text:p>
      <text:p text:style-name="P4"/>
      <text:p text:style-name="P6"><text:span text:style-name="T7"><text:tab/></text:span><text:span text:style-name="T29">Deux types d’insertion (comme CSS)</text:span></text:p>
      <text:p text:style-name="P13"></text:p>
      <text:p text:style-name="P2"><text:tab/><text:tab/>Directement dans le fichier HTML (bof)</text:p>
      <text:p text:style-name="P13"></text:p>
      <text:p text:style-name="P2"><text:tab/><text:tab/>Dans un fichier extern<text:span text:style-name="T26">e</text:span></text:p>
      <text:p text:style-name="P2"/>
      <text:list xml:id="list364283638" text:style-name="L1">
        <text:list-item>
          <text:p text:style-name="P43">Utilisation d'une balise spécifique :</text:p>
          <text:p text:style-name="P42"/>
          <text:p text:style-name="P43"><text:tab/><text:tab/><text:span text:style-name="T30">&lt;script type="text/javascript"&gt;...&lt;/script&gt;</text:span></text:p>
          <text:p text:style-name="P43"/>
        </text:list-item>
        <text:list-item>
          <text:p text:style-name="P49">Insertion dans une page HTML</text:p>
        </text:list-item>
      </text:list>
      <text:p text:style-name="P13"></text:p>
      <text:p text:style-name="P14"><text:span text:style-name="T10"><text:tab/></text:span><text:span text:style-name="T24">a- </text:span><text:span text:style-name="T10">Dans le corps de la page HTML </text:span><text:span text:style-name="T17">e</text:span><text:span text:style-name="T10">ntre les balises </text:span></text:p>
      <text:p text:style-name="P14"><text:span text:style-name="T10"><text:tab/></text:span><text:span text:style-name="T18">&lt;body&gt; et &lt;/body&gt;</text:span><text:span text:style-name="T10"> , </text:span><text:span text:style-name="T12">c</text:span><text:span text:style-name="T10">ode exécuté lors du chargement de la page.</text:span></text:p>
      <text:p text:style-name="P44"><text:tab/></text:p>
      <text:p text:style-name="P21"><text:span text:style-name="T10"><text:tab/><text:tab/><text:tab/></text:span><text:span text:style-name="T35">&lt;html&gt;</text:span></text:p>
      <text:p text:style-name="P27"><text:tab/><text:tab/><text:tab/>&lt;body&gt;</text:p>
      <text:p text:style-name="P20"><text:tab/><text:tab/><text:tab/><text:tab/>&lt;script type="text/javascript"&gt;</text:p>
      <text:p text:style-name="P20"><text:tab/><text:tab/><text:tab/><text:tab/>alert('bonjour');</text:p>
      <text:p text:style-name="P20"><text:tab/><text:tab/><text:tab/><text:tab/>&lt;/script&gt;</text:p>
      <text:p text:style-name="P20"><text:tab/><text:tab/><text:tab/><text:span text:style-name="T30">&lt;/body&gt;</text:span></text:p>
      <text:p text:style-name="P27"><text:tab/><text:tab/><text:tab/><text:span text:style-name="T33">&lt;/html&gt;</text:span></text:p>
      <text:p text:style-name="P20"/>
      <text:p text:style-name="P18"><text:span text:style-name="T14"><text:tab/></text:span><text:span text:style-name="T16">b- </text:span><text:span text:style-name="T14">Dans l'entête de la page </text:span><text:span text:style-name="T15">e</text:span><text:span text:style-name="T14">ntre les balises </text:span><text:span text:style-name="T19">&lt;head&gt; et &lt;/head&gt;, </text:span><text:span text:style-name="T14"><text:tab/></text:span><text:span text:style-name="T15">c</text:span><text:span text:style-name="T14">ode exécuté lors d'un événement utilisateur </text:span><text:span text:style-name="T15">l</text:span><text:span text:style-name="T14">'événement se trouve <text:tab/>dans le corps du document.</text:span></text:p>
      <text:p text:style-name="P45"><text:tab/><text:tab/><text:tab/></text:p>
      <text:p text:style-name="P50"><text:tab/><text:tab/><text:tab/></text:p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19"><text:span text:style-name="T21"><text:tab/><text:tab/><text:tab/></text:span><text:span text:style-name="T20">&lt;html&gt; </text:span></text:p>
      <text:p text:style-name="P25"><text:tab/><text:tab/><text:tab/><text:span text:style-name="T30">&lt;head&gt;</text:span></text:p>
      <text:p text:style-name="P25"><text:tab/><text:tab/><text:tab/><text:tab/>script type="text/javascript"&gt;</text:p>
      <text:p text:style-name="P25"><text:tab/><text:tab/><text:tab/><text:tab/>function f () { </text:p>
      <text:p text:style-name="P25"><text:tab/><text:tab/><text:tab/><text:tab/><text:tab/>alert('Au revoir'); }</text:p>
      <text:p text:style-name="P25"><text:tab/><text:tab/><text:tab/><text:tab/>&lt;/script&gt; </text:p>
      <text:p text:style-name="P25"><text:tab/><text:tab/><text:tab/>&lt;<text:span text:style-name="T30">/head&gt;</text:span></text:p>
      <text:p text:style-name="P25"/>
      <text:p text:style-name="P26"><text:tab/><text:tab/><text:tab/>&lt;body onUnload="f();"&gt; // fermeture page </text:p>
      <text:p text:style-name="P25"><text:tab/><text:tab/><text:tab/>&lt;/body&gt;</text:p>
      <text:p text:style-name="P25"><text:tab/><text:tab/><text:tab/>&lt;/html&gt;</text:p>
      <text:p text:style-name="P25"/>
      <text:p text:style-name="P25"/>
      <text:p text:style-name="P31"><text:span text:style-name="T38"><text:tab/><text:tab/></text:span><text:span text:style-name="T39">c- </text:span><text:span text:style-name="T22">A placer dans l'entête ou dans le fichier Fichier en format <text:tab/><text:tab/><text:tab/><text:tab/>texte (ne contient pas de balise html)</text:span></text:p>
      <text:p text:style-name="P13"></text:p>
      <text:p text:style-name="P2"><text:tab/><text:tab/><text:span text:style-name="T6">Avantage :</text:span> réutilisation du script dans plusieurs pages</text:p>
      <text:p text:style-name="P13"></text:p>
      <text:p text:style-name="P2"><text:tab/><text:tab/>I<text:span text:style-name="T6">nconvénient </text:span>: requête supplémentaire vers le serveur</text:p>
      <text:p text:style-name="P25"/>
      <text:p text:style-name="P40"/>
      <text:p text:style-name="P41"><text:tab/><text:tab/>&lt;html&gt;</text:p>
      <text:p text:style-name="P25"><text:tab/><text:tab/><text:span text:style-name="T30">&lt;head&gt;</text:span></text:p>
      <text:p text:style-name="P26"><text:tab/><text:tab/><text:tab/><text:span text:style-name="T27">&lt;script type="text/javascript"src="fichier.js"&gt;</text:span></text:p>
      <text:p text:style-name="P22"><text:tab/><text:tab/><text:tab/>&lt;/script&gt;</text:p>
      <text:p text:style-name="P25"><text:tab/><text:tab/><text:span text:style-name="T30">&lt;/head&gt;</text:span></text:p>
      <text:p text:style-name="P25"><text:tab/><text:tab/>&lt;body&gt;</text:p>
      <text:p text:style-name="P25"><text:tab/><text:tab/><text:tab/><text:span text:style-name="T27">&lt;input type="button" onclick="popup()"value="</text:span></text:p>
      <text:p text:style-name="P20"><text:tab/><text:tab/><text:tab/>Clic"&gt;</text:p>
      <text:p text:style-name="P25"><text:tab/><text:tab/>&lt;/body&gt;</text:p>
      <text:p text:style-name="P25"><text:tab/><text:tab/>&lt;/html&gt; </text:p>
      <text:p text:style-name="P40"/>
      <text:p text:style-name="P33"><text:span text:style-name="T1">Structure d’un script: </text:span><text:span text:style-name="T5">Règles générales</text:span></text:p>
      <text:p text:style-name="P13"></text:p>
      <text:p text:style-name="P2"><text:tab/>On sépare les commandes par des point -virgule ";"</text:p>
      <text:p text:style-name="P13"/>
      <text:p text:style-name="P2"><text:tab/>Pas obligatoire mais généralement recommandé</text:p>
      <text:p text:style-name="P13"></text:p>
      <text:p text:style-name="P2"><text:tab/>Les réels sont notés avec un "." et pas une virgule ","</text:p>
      <text:p text:style-name="P13"></text:p>
      <text:p text:style-name="P2"><text:tab/>Commentaires : //... ou /*...*/</text:p>
      <text:p text:style-name="P13"/>
      <text:p text:style-name="P2"><text:soft-page-break/><text:tab/>// ceci est un commentaire</text:p>
      <text:p text:style-name="P13"/>
      <text:p text:style-name="P2"><text:tab/>/* ceci est aussi un commentaire */</text:p>
      <text:p text:style-name="P10">Les variables</text:p>
      <text:p text:style-name="Standard"></text:p>
      <text:p text:style-name="P13"><text:span text:style-name="T10">Déclaration et affectation </text:span></text:p>
      <text:p text:style-name="P2"><text:tab/>Déclaration avec le mot clé "var"</text:p>
      <text:p text:style-name="P13"></text:p>
      <text:p text:style-name="P2"><text:tab/>Affectation avec le signe d'égalité (=)</text:p>
      <text:p text:style-name="P13"></text:p>
      <text:p text:style-name="P46"><text:tab/>Remarques : </text:p>
      <text:p text:style-name="P46"><text:tab/>La déclaration est faite par défaut (si affectation sans <text:tab/>déclaration <text:tab/>préalable)</text:p>
      <text:p text:style-name="P13"></text:p>
      <text:p text:style-name="P2"><text:tab/>La lecture d'une variable non déclarée provoque une erreur</text:p>
      <text:p text:style-name="P13"></text:p>
      <text:p text:style-name="P2"><text:tab/>Une variable déclarée non affectée est de type undefined(indéfinie<text:span text:style-name="T40">)</text:span></text:p>
      <text:p text:style-name="P2"/>
      <text:p text:style-name="P20"><text:span text:style-name="T2">var </text:span>I , j, k;// déclaration de i, de j et de k.</text:p>
      <text:p text:style-name="P23"><text:tab/></text:p>
      <text:p text:style-name="P23"><text:tab/>i = 1; // affectation de i.</text:p>
      <text:p text:style-name="P20"><text:tab/>var prix = 0;// déclaration et affectation de prix.</text:p>
      <text:p text:style-name="P24"><text:tab/></text:p>
      <text:p text:style-name="P24"><text:tab/>//Déclaration et affectation d'un tableau</text:p>
      <text:p text:style-name="P20"><text:tab/>var car = ["a", "b", "c"];</text:p>
      <text:p text:style-name="P20"><text:tab/>var moi = {"nom":"guillaume ", "prenom":"jean-loup"};</text:p>
      <text:p text:style-name="P20"><text:tab/>alert(car[1] + moi.nom);</text:p>
      <text:p text:style-name="P15"/>
      <text:p text:style-name="P33">Les types de variables:</text:p>
      <text:p text:style-name="P33"/>
      <text:list xml:id="list803688793" text:style-name="L2">
        <text:list-item>
          <text:p text:style-name="P47">String</text:p>
        </text:list-item>
        <text:list-item>
          <text:p text:style-name="P47">Number</text:p>
        </text:list-item>
        <text:list-item>
          <text:p text:style-name="P47">Boolean</text:p>
        </text:list-item>
        <text:list-item>
          <text:p text:style-name="P47">Undefined : type d'une variable avant qu'elle soit affectée</text:p>
        </text:list-item>
        <text:list-item>
          <text:p text:style-name="P47">Null : absence de données dans une variable</text:p>
        </text:list-item>
      </text:list>
      <text:p text:style-name="P15"/>
      <text:p text:style-name="P3">Le type d’une variable dépend de son contenu</text:p>
      <text:p text:style-name="Standard"></text:p>
      <text:list xml:id="list1682553732" text:style-name="L3">
        <text:list-item>
          <text:p text:style-name="P48">var maVariable= "tutu"; // type String</text:p>
        </text:list-item>
        <text:list-item>
          <text:p text:style-name="P48">maVariable=10; // type Number</text:p>
        </text:list-item>
      </text:list>
      <text:p text:style-name="P15"/>
      <text:p text:style-name="P3">Portée des variables:</text:p>
      <text:p text:style-name="P35"></text:p>
      <text:p text:style-name="P13"><text:span text:style-name="T10"><text:tab/>Globale : Variable déclarée en début de script </text:span><text:span text:style-name="T25">a</text:span><text:span text:style-name="T10">ccessible à n'importe <text:tab/><text:tab/><text:tab/><text:tab/>quel <text:tab/>endroit du programme</text:span></text:p>
      <text:p text:style-name="P13"><text:soft-page-break/></text:p>
      <text:p text:style-name="P13"><text:span text:style-name="T10"><text:tab/>Locale : Variable déclarée à l'intérieur d'une fonction </text:span><text:span text:style-name="T25">a</text:span><text:span text:style-name="T10">ccessible <text:tab/><text:tab/><text:tab/> <text:tab/> <text:s text:c="3"/>dans la fonction</text:span></text:p>
      <text:p text:style-name="P15"/>
      <text:p text:style-name="P15"/>
      <text:p text:style-name="P33">Syntaxe, les boucles:</text:p>
      <text:p text:style-name="Standard"><text:span text:style-name="T9"><text:tab/><text:tab/><text:tab/><text:tab/></text:span><text:span text:style-name="T23">Boucle for </text:span><text:span text:style-name="T13">: </text:span><text:span text:style-name="T31">for (i=0; i&lt;5; i++) {...}</text:span></text:p>
      <text:p text:style-name="P7"><text:span text:style-name="T41"><text:tab/><text:tab/><text:tab/><text:tab/></text:span><text:span text:style-name="T28">Boucle while</text:span><text:span text:style-name="T41"> </text:span>:<text:tab/></text:p>
      <text:p text:style-name="Standard"></text:p>
      <text:p text:style-name="P2"><text:tab/><text:tab/><text:tab/><text:tab/><text:tab/><text:span text:style-name="T30">while (test) {...}</text:span></text:p>
      <text:p text:style-name="Standard"></text:p>
      <text:p text:style-name="P2"><text:tab/><text:tab/><text:tab/><text:tab/><text:tab/><text:span text:style-name="T30">do {...} while (test)</text:span></text:p>
      <text:p text:style-name="P9"/>
      <text:p text:style-name="P9">Syntaxe, les conditions</text:p>
      <text:p text:style-name="P32"><text:span text:style-name="T8"><text:tab/><text:tab/><text:tab/><text:tab/></text:span><text:span text:style-name="T31">if (test) {} else {}</text:span></text:p>
      <text:p text:style-name="P33"/>
      <text:p text:style-name="P12"><text:tab/><text:tab/><text:tab/><text:tab/>Tests possibles :</text:p>
      <text:p text:style-name="Standard"></text:p>
      <text:p text:style-name="P8"><text:tab/><text:tab/><text:tab/><text:tab/><text:span text:style-name="T36">Egalité </text:span><text:span text:style-name="T32">: ==, !=</text:span></text:p>
      <text:p text:style-name="P30"></text:p>
      <text:p text:style-name="P28"><text:tab/><text:tab/><text:tab/><text:tab/><text:span text:style-name="T33">Inférieur, supérieur </text:span>: =&lt;, &gt;=, &gt;, &lt;</text:p>
      <text:p text:style-name="P30"></text:p>
      <text:p text:style-name="P28"><text:tab/><text:tab/><text:tab/><text:tab/><text:span text:style-name="T33">Opérations bit à bit </text:span>: &amp;, |</text:p>
      <text:p text:style-name="P30"></text:p>
      <text:p text:style-name="P28"><text:tab/><text:tab/><text:tab/><text:tab/><text:span text:style-name="T33">Identique à </text:span>: ===, !== (teste valeur et type)</text:p>
      <text:p text:style-name="P28"/>
      <text:p text:style-name="P30"><text:span text:style-name="T10"><text:tab/><text:tab/><text:tab/><text:tab/>('1' == 1) // </text:span><text:span text:style-name="T34">true</text:span></text:p>
      <text:p text:style-name="P36"/>
      <text:p text:style-name="P28"><text:span text:style-name="T33"><text:tab/><text:tab/><text:tab/><text:tab/>('1' === 1) // false</text:span> </text:p>
      <text:p text:style-name="P30"></text:p>
      <text:p text:style-name="P28"><text:tab/><text:tab/><text:tab/><text:tab/><text:span text:style-name="T33">Opérations logiques :</text:span> &amp;&amp;, ||</text:p>
      <text:p text:style-name="P29"/>
      <text:p text:style-name="P37">Les fonctions:</text:p>
      <text:p text:style-name="P11"><text:span text:style-name="T37"><text:tab/><text:tab/><text:tab/></text:span><text:span text:style-name="T32">Définition :</text:span></text:p>
      <text:p text:style-name="P13"></text:p>
      <text:p text:style-name="P2"><text:tab/><text:tab/><text:tab/><text:tab/>function maFonction(arg1,arg2) {instr;}</text:p>
      <text:p text:style-name="P13"></text:p>
      <text:p text:style-name="P2"><text:tab/><text:tab/><text:tab/><text:span text:style-name="T30">Appel :</text:span><text:tab/></text:p>
      <text:p text:style-name="P13"></text:p>
      <text:p text:style-name="P2"><text:tab/><text:tab/><text:tab/><text:tab/>maFonction("12",13);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89in" style:type="center"/>
          <style:tab-stop style:position="6.9374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42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2:37:21.316657555</meta:creation-date>
    <meta:generator>LibreOffice/6.0.7.3$Linux_X86_64 LibreOffice_project/00m0$Build-3</meta:generator>
    <dc:date>2019-01-22T11:10:36.902612221</dc:date>
    <meta:editing-duration>PT2H13M17S</meta:editing-duration>
    <meta:editing-cycles>3</meta:editing-cycles>
    <meta:document-statistic meta:table-count="0" meta:image-count="0" meta:object-count="0" meta:page-count="4" meta:paragraph-count="134" meta:word-count="524" meta:character-count="3349" meta:non-whitespace-character-count="2729"/>
  </office:meta>
</office:document-meta>
</file>